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t_70_Knapsack_v1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112" calcext:value-type="float">
            <text:p>0,021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5" calcext:value-type="float">
            <text:p>0,01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27" calcext:value-type="float">
            <text:p>0,010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2" calcext:value-type="float">
            <text:p>0,01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14" calcext:value-type="float">
            <text:p>0,010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28" calcext:value-type="float">
            <text:p>0,010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22" calcext:value-type="float">
            <text:p>0,010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03" calcext:value-type="float">
            <text:p>0,010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2" calcext:value-type="float">
            <text:p>0,01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1013" calcext:value-type="float">
            <text:p>0,01013</text:p>
          </table:table-cell>
          <table:table-cell table:formula="of:=SUM([.F2:.F10])/9" office:value-type="float" office:value="0.0102188888888889" calcext:value-type="float">
            <text:p>0,01021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09" calcext:value-type="float">
            <text:p>0,013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03" calcext:value-type="float">
            <text:p>0,013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296" calcext:value-type="float">
            <text:p>0,012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296" calcext:value-type="float">
            <text:p>0,012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36" calcext:value-type="float">
            <text:p>0,013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13" calcext:value-type="float">
            <text:p>0,013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08" calcext:value-type="float">
            <text:p>0,013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07" calcext:value-type="float">
            <text:p>0,013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301" calcext:value-type="float">
            <text:p>0,013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1297" calcext:value-type="float">
            <text:p>0,01297</text:p>
          </table:table-cell>
          <table:table-cell table:formula="of:=SUM([.F12:.F20])/9" office:value-type="float" office:value="0.0130633333333333" calcext:value-type="float">
            <text:p>0,01306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47" calcext:value-type="float">
            <text:p>0,019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26" calcext:value-type="float">
            <text:p>0,019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29" calcext:value-type="float">
            <text:p>0,019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22" calcext:value-type="float">
            <text:p>0,019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19" calcext:value-type="float">
            <text:p>0,019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03" calcext:value-type="float">
            <text:p>0,019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03" calcext:value-type="float">
            <text:p>0,019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66" calcext:value-type="float">
            <text:p>0,019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2" calcext:value-type="float">
            <text:p>0,01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1918" calcext:value-type="float">
            <text:p>0,01918</text:p>
          </table:table-cell>
          <table:table-cell table:formula="of:=SUM([.F22:.F30])/9" office:value-type="float" office:value="0.0192288888888889" calcext:value-type="float">
            <text:p>0,01922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82" calcext:value-type="float">
            <text:p>0,03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44" calcext:value-type="float">
            <text:p>0,031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38" calcext:value-type="float">
            <text:p>0,031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34" calcext:value-type="float">
            <text:p>0,031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32" calcext:value-type="float">
            <text:p>0,031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46" calcext:value-type="float">
            <text:p>0,031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24" calcext:value-type="float">
            <text:p>0,031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3" calcext:value-type="float">
            <text:p>0,03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23" calcext:value-type="float">
            <text:p>0,03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3123" calcext:value-type="float">
            <text:p>0,03123</text:p>
          </table:table-cell>
          <table:table-cell table:formula="of:=SUM([.F32:.F40])/9" office:value-type="float" office:value="0.0313266666666667" calcext:value-type="float">
            <text:p>0,03132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5268" calcext:value-type="float">
            <text:p>0,052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907" calcext:value-type="float">
            <text:p>0,039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81" calcext:value-type="float">
            <text:p>0,038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45" calcext:value-type="float">
            <text:p>0,038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75" calcext:value-type="float">
            <text:p>0,03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36" calcext:value-type="float">
            <text:p>0,038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66" calcext:value-type="float">
            <text:p>0,038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32" calcext:value-type="float">
            <text:p>0,038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24" calcext:value-type="float">
            <text:p>0,038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3827" calcext:value-type="float">
            <text:p>0,03827</text:p>
          </table:table-cell>
          <table:table-cell table:formula="of:=SUM([.F42:.F50])/9" office:value-type="float" office:value="0.0385477777777778" calcext:value-type="float">
            <text:p>0,03854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43" calcext:value-type="float">
            <text:p>0,041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43" calcext:value-type="float">
            <text:p>0,0414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99" calcext:value-type="float">
            <text:p>0,041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58" calcext:value-type="float">
            <text:p>0,041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201" calcext:value-type="float">
            <text:p>0,042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57" calcext:value-type="float">
            <text:p>0,0415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64" calcext:value-type="float">
            <text:p>0,041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6" calcext:value-type="float">
            <text:p>0,04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66" calcext:value-type="float">
            <text:p>0,041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4155" calcext:value-type="float">
            <text:p>0,04155</text:p>
          </table:table-cell>
          <table:table-cell table:formula="of:=SUM([.F52:.F60])/9" office:value-type="float" office:value="0.04167" calcext:value-type="float">
            <text:p>0,041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56" calcext:value-type="float">
            <text:p>0,049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41" calcext:value-type="float">
            <text:p>0,049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25" calcext:value-type="float">
            <text:p>0,049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23" calcext:value-type="float">
            <text:p>0,049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22" calcext:value-type="float">
            <text:p>0,049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2" calcext:value-type="float">
            <text:p>0,04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4" calcext:value-type="float">
            <text:p>0,04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18" calcext:value-type="float">
            <text:p>0,049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3" calcext:value-type="float">
            <text:p>0,04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04945" calcext:value-type="float">
            <text:p>0,04945</text:p>
          </table:table-cell>
          <table:table-cell table:formula="of:=SUM([.F62:.F70])/9" office:value-type="float" office:value="0.0492933333333333" calcext:value-type="float">
            <text:p>0,04929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6878" calcext:value-type="float">
            <text:p>0,068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7176" calcext:value-type="float">
            <text:p>0,0717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7085" calcext:value-type="float">
            <text:p>0,070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6968" calcext:value-type="float">
            <text:p>0,069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7427" calcext:value-type="float">
            <text:p>0,074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7012" calcext:value-type="float">
            <text:p>0,070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7159" calcext:value-type="float">
            <text:p>0,071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6895" calcext:value-type="float">
            <text:p>0,068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6678" calcext:value-type="float">
            <text:p>0,066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066" calcext:value-type="float">
            <text:p>0,066</text:p>
          </table:table-cell>
          <table:table-cell table:formula="of:=SUM([.F72:.F80])/9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7152" calcext:value-type="float">
            <text:p>0,071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65" calcext:value-type="float">
            <text:p>0,060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81" calcext:value-type="float">
            <text:p>0,060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54" calcext:value-type="float">
            <text:p>0,060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68" calcext:value-type="float">
            <text:p>0,0606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72" calcext:value-type="float">
            <text:p>0,060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61" calcext:value-type="float">
            <text:p>0,060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85" calcext:value-type="float">
            <text:p>0,060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84" calcext:value-type="float">
            <text:p>0,060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06078" calcext:value-type="float">
            <text:p>0,06078</text:p>
          </table:table-cell>
          <table:table-cell table:formula="of:=SUM([.F82:.F90])/9" office:value-type="float" office:value="0.06072" calcext:value-type="float">
            <text:p>0,060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415" calcext:value-type="float">
            <text:p>0,064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438" calcext:value-type="float">
            <text:p>0,064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401" calcext:value-type="float">
            <text:p>0,064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98" calcext:value-type="float">
            <text:p>0,063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94" calcext:value-type="float">
            <text:p>0,063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99" calcext:value-type="float">
            <text:p>0,0639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88" calcext:value-type="float">
            <text:p>0,063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414" calcext:value-type="float">
            <text:p>0,064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413" calcext:value-type="float">
            <text:p>0,064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06399" calcext:value-type="float">
            <text:p>0,06399</text:p>
          </table:table-cell>
          <table:table-cell table:formula="of:=SUM([.F92:.F100])/9" office:value-type="float" office:value="0.0640488888888889" calcext:value-type="float">
            <text:p>0,06404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531" calcext:value-type="float">
            <text:p>0,075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47" calcext:value-type="float">
            <text:p>0,072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62" calcext:value-type="float">
            <text:p>0,072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63" calcext:value-type="float">
            <text:p>0,072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56" calcext:value-type="float">
            <text:p>0,072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44" calcext:value-type="float">
            <text:p>0,072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87" calcext:value-type="float">
            <text:p>0,072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465" calcext:value-type="float">
            <text:p>0,074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264" calcext:value-type="float">
            <text:p>0,072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07435" calcext:value-type="float">
            <text:p>0,07435</text:p>
          </table:table-cell>
          <table:table-cell table:formula="of:=SUM([.F102:.F110])/9" office:value-type="float" office:value="0.0730255555555556" calcext:value-type="float">
            <text:p>0,07302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549" calcext:value-type="float">
            <text:p>0,095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371" calcext:value-type="float">
            <text:p>0,0937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558" calcext:value-type="float">
            <text:p>0,095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248" calcext:value-type="float">
            <text:p>0,092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537" calcext:value-type="float">
            <text:p>0,095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219" calcext:value-type="float">
            <text:p>0,092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662" calcext:value-type="float">
            <text:p>0,096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162" calcext:value-type="float">
            <text:p>0,091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326" calcext:value-type="float">
            <text:p>0,093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09443" calcext:value-type="float">
            <text:p>0,09443</text:p>
          </table:table-cell>
          <table:table-cell table:formula="of:=SUM([.F112:.F120])/9" office:value-type="float" office:value="0.0939177777777778" calcext:value-type="float">
            <text:p>0,09391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001" calcext:value-type="float">
            <text:p>0,130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524" calcext:value-type="float">
            <text:p>0,115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29" calcext:value-type="float">
            <text:p>0,114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392" calcext:value-type="float">
            <text:p>0,113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72" calcext:value-type="float">
            <text:p>0,114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19" calcext:value-type="float">
            <text:p>0,114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09" calcext:value-type="float">
            <text:p>0,114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87" calcext:value-type="float">
            <text:p>0,114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35" calcext:value-type="float">
            <text:p>0,114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446" calcext:value-type="float">
            <text:p>0,11446</text:p>
          </table:table-cell>
          <table:table-cell table:formula="of:=SUM([.F122:.F130])/9" office:value-type="float" office:value="0.114458888888889" calcext:value-type="float">
            <text:p>0,11445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87" calcext:value-type="float">
            <text:p>0,117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92" calcext:value-type="float">
            <text:p>0,117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28" calcext:value-type="float">
            <text:p>0,117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4" calcext:value-type="float">
            <text:p>0,1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858" calcext:value-type="float">
            <text:p>0,118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381" calcext:value-type="float">
            <text:p>0,123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62" calcext:value-type="float">
            <text:p>0,117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26" calcext:value-type="float">
            <text:p>0,117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917" calcext:value-type="float">
            <text:p>0,119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11713" calcext:value-type="float">
            <text:p>0,11713</text:p>
          </table:table-cell>
          <table:table-cell table:formula="of:=SUM([.F132:.F140])/9" office:value-type="float" office:value="0.119196666666667" calcext:value-type="float">
            <text:p>0,11919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707" calcext:value-type="float">
            <text:p>0,127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59" calcext:value-type="float">
            <text:p>0,12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703" calcext:value-type="float">
            <text:p>0,127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575" calcext:value-type="float">
            <text:p>0,125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589" calcext:value-type="float">
            <text:p>0,125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624" calcext:value-type="float">
            <text:p>0,126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608" calcext:value-type="float">
            <text:p>0,126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574" calcext:value-type="float">
            <text:p>0,125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3044" calcext:value-type="float">
            <text:p>0,130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12611" calcext:value-type="float">
            <text:p>0,12611</text:p>
          </table:table-cell>
          <table:table-cell table:formula="of:=SUM([.F142:.F150])/9" office:value-type="float" office:value="0.126575555555556" calcext:value-type="float">
            <text:p>0,12657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713" calcext:value-type="float">
            <text:p>0,157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717" calcext:value-type="float">
            <text:p>0,1571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713" calcext:value-type="float">
            <text:p>0,157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6674" calcext:value-type="float">
            <text:p>0,166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97" calcext:value-type="float">
            <text:p>0,15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6283" calcext:value-type="float">
            <text:p>0,162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864" calcext:value-type="float">
            <text:p>0,158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822" calcext:value-type="float">
            <text:p>0,158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736" calcext:value-type="float">
            <text:p>0,157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15641" calcext:value-type="float">
            <text:p>0,15641</text:p>
          </table:table-cell>
          <table:table-cell table:formula="of:=SUM([.F152:.F160])/9" office:value-type="float" office:value="0.159355555555556" calcext:value-type="float">
            <text:p>0,15935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4" calcext:value-type="float">
            <text:p>10604</text:p>
          </table:table-cell>
          <table:table-cell office:value-type="float" office:value="0.19075" calcext:value-type="float">
            <text:p>0,190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232" calcext:value-type="float">
            <text:p>0,172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256" calcext:value-type="float">
            <text:p>0,172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6" calcext:value-type="float">
            <text:p>10586</text:p>
          </table:table-cell>
          <table:table-cell office:value-type="float" office:value="0.1732" calcext:value-type="float">
            <text:p>0,17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442" calcext:value-type="float">
            <text:p>0,174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384" calcext:value-type="float">
            <text:p>0,173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472" calcext:value-type="float">
            <text:p>0,174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601" calcext:value-type="float">
            <text:p>10601</text:p>
          </table:table-cell>
          <table:table-cell office:value-type="float" office:value="0.175" calcext:value-type="float">
            <text:p>0,1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5" calcext:value-type="float">
            <text:p>10585</text:p>
          </table:table-cell>
          <table:table-cell office:value-type="float" office:value="0.17437" calcext:value-type="float">
            <text:p>0,174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6" calcext:value-type="float">
            <text:p>10586</text:p>
          </table:table-cell>
          <table:table-cell office:value-type="float" office:value="0.1746" calcext:value-type="float">
            <text:p>0,1746</text:p>
          </table:table-cell>
          <table:table-cell table:formula="of:=SUM([.F162:.F170])/9" office:value-type="float" office:value="0.173892222222222" calcext:value-type="float">
            <text:p>0,17389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797" calcext:value-type="float">
            <text:p>0,177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7705" calcext:value-type="float">
            <text:p>0,177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17781" calcext:value-type="float">
            <text:p>0,177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5" calcext:value-type="float">
            <text:p>10605</text:p>
          </table:table-cell>
          <table:table-cell office:value-type="float" office:value="0.17767" calcext:value-type="float">
            <text:p>0,177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759" calcext:value-type="float">
            <text:p>0,177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4" calcext:value-type="float">
            <text:p>10604</text:p>
          </table:table-cell>
          <table:table-cell office:value-type="float" office:value="0.17809" calcext:value-type="float">
            <text:p>0,178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751" calcext:value-type="float">
            <text:p>0,177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17991" calcext:value-type="float">
            <text:p>0,179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588" calcext:value-type="float">
            <text:p>10588</text:p>
          </table:table-cell>
          <table:table-cell office:value-type="float" office:value="0.17697" calcext:value-type="float">
            <text:p>0,176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1" calcext:value-type="float">
            <text:p>10601</text:p>
          </table:table-cell>
          <table:table-cell office:value-type="float" office:value="0.17878" calcext:value-type="float">
            <text:p>0,17878</text:p>
          </table:table-cell>
          <table:table-cell table:formula="of:=SUM([.F172:.F180])/9" office:value-type="float" office:value="0.177931111111111" calcext:value-type="float">
            <text:p>0,17793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73" calcext:value-type="float">
            <text:p>0,187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78" calcext:value-type="float">
            <text:p>0,187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14" calcext:value-type="float">
            <text:p>0,187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4" calcext:value-type="float">
            <text:p>10604</text:p>
          </table:table-cell>
          <table:table-cell office:value-type="float" office:value="0.18775" calcext:value-type="float">
            <text:p>0,187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4" calcext:value-type="float">
            <text:p>0,18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95" calcext:value-type="float">
            <text:p>0,187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07" calcext:value-type="float">
            <text:p>0,1870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22" calcext:value-type="float">
            <text:p>0,187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02" calcext:value-type="float">
            <text:p>0,187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18707" calcext:value-type="float">
            <text:p>0,18707</text:p>
          </table:table-cell>
          <table:table-cell table:formula="of:=SUM([.F182:.F190])/9" office:value-type="float" office:value="0.187377777777778" calcext:value-type="float">
            <text:p>0,1873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063" calcext:value-type="float">
            <text:p>0,240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66" calcext:value-type="float">
            <text:p>0,241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41" calcext:value-type="float">
            <text:p>0,241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01" calcext:value-type="float">
            <text:p>0,241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074" calcext:value-type="float">
            <text:p>0,2407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93" calcext:value-type="float">
            <text:p>0,2419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334" calcext:value-type="float">
            <text:p>0,243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266" calcext:value-type="float">
            <text:p>0,242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89" calcext:value-type="float">
            <text:p>0,241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24106" calcext:value-type="float">
            <text:p>0,24106</text:p>
          </table:table-cell>
          <table:table-cell table:formula="of:=SUM([.F192:.F200])/9" office:value-type="float" office:value="0.241744444444444" calcext:value-type="float">
            <text:p>0,2417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19" calcext:value-type="float">
            <text:p>16519</text:p>
          </table:table-cell>
          <table:table-cell office:value-type="float" office:value="0.28235" calcext:value-type="float">
            <text:p>0,282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86" calcext:value-type="float">
            <text:p>16486</text:p>
          </table:table-cell>
          <table:table-cell office:value-type="float" office:value="0.26962" calcext:value-type="float">
            <text:p>0,269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56" calcext:value-type="float">
            <text:p>16456</text:p>
          </table:table-cell>
          <table:table-cell office:value-type="float" office:value="0.27115" calcext:value-type="float">
            <text:p>0,271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47" calcext:value-type="float">
            <text:p>16447</text:p>
          </table:table-cell>
          <table:table-cell office:value-type="float" office:value="0.27149" calcext:value-type="float">
            <text:p>0,271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511" calcext:value-type="float">
            <text:p>16511</text:p>
          </table:table-cell>
          <table:table-cell office:value-type="float" office:value="0.27091" calcext:value-type="float">
            <text:p>0,270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50" calcext:value-type="float">
            <text:p>16450</text:p>
          </table:table-cell>
          <table:table-cell office:value-type="float" office:value="0.27173" calcext:value-type="float">
            <text:p>0,271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57" calcext:value-type="float">
            <text:p>16457</text:p>
          </table:table-cell>
          <table:table-cell office:value-type="float" office:value="0.27332" calcext:value-type="float">
            <text:p>0,273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57" calcext:value-type="float">
            <text:p>16457</text:p>
          </table:table-cell>
          <table:table-cell office:value-type="float" office:value="0.27169" calcext:value-type="float">
            <text:p>0,271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39" calcext:value-type="float">
            <text:p>16439</text:p>
          </table:table-cell>
          <table:table-cell office:value-type="float" office:value="0.27084" calcext:value-type="float">
            <text:p>0,270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26" calcext:value-type="float">
            <text:p>16426</text:p>
          </table:table-cell>
          <table:table-cell office:value-type="float" office:value="0.27132" calcext:value-type="float">
            <text:p>0,27132</text:p>
          </table:table-cell>
          <table:table-cell table:formula="of:=SUM([.F202:.F210])/9" office:value-type="float" office:value="0.271341111111111" calcext:value-type="float">
            <text:p>0,27134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3" calcext:value-type="float">
            <text:p>16473</text:p>
          </table:table-cell>
          <table:table-cell office:value-type="float" office:value="0.27553" calcext:value-type="float">
            <text:p>0,275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1" calcext:value-type="float">
            <text:p>16471</text:p>
          </table:table-cell>
          <table:table-cell office:value-type="float" office:value="0.27777" calcext:value-type="float">
            <text:p>0,277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68" calcext:value-type="float">
            <text:p>16468</text:p>
          </table:table-cell>
          <table:table-cell office:value-type="float" office:value="0.27829" calcext:value-type="float">
            <text:p>0,278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59" calcext:value-type="float">
            <text:p>16459</text:p>
          </table:table-cell>
          <table:table-cell office:value-type="float" office:value="0.27891" calcext:value-type="float">
            <text:p>0,2789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0.27763" calcext:value-type="float">
            <text:p>0,277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0" calcext:value-type="float">
            <text:p>16470</text:p>
          </table:table-cell>
          <table:table-cell office:value-type="float" office:value="0.27733" calcext:value-type="float">
            <text:p>0,277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63" calcext:value-type="float">
            <text:p>16463</text:p>
          </table:table-cell>
          <table:table-cell office:value-type="float" office:value="0.27618" calcext:value-type="float">
            <text:p>0,276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51" calcext:value-type="float">
            <text:p>16451</text:p>
          </table:table-cell>
          <table:table-cell office:value-type="float" office:value="0.27704" calcext:value-type="float">
            <text:p>0,277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69" calcext:value-type="float">
            <text:p>16469</text:p>
          </table:table-cell>
          <table:table-cell office:value-type="float" office:value="0.27716" calcext:value-type="float">
            <text:p>0,277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74" calcext:value-type="float">
            <text:p>16474</text:p>
          </table:table-cell>
          <table:table-cell office:value-type="float" office:value="0.27736" calcext:value-type="float">
            <text:p>0,27736</text:p>
          </table:table-cell>
          <table:table-cell table:formula="of:=SUM([.F212:.F220])/9" office:value-type="float" office:value="0.277518888888889" calcext:value-type="float">
            <text:p>0,277518888888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6" calcext:value-type="float">
            <text:p>16486</text:p>
          </table:table-cell>
          <table:table-cell office:value-type="float" office:value="0.28666" calcext:value-type="float">
            <text:p>0,286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64" calcext:value-type="float">
            <text:p>16464</text:p>
          </table:table-cell>
          <table:table-cell office:value-type="float" office:value="0.28814" calcext:value-type="float">
            <text:p>0,288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3" calcext:value-type="float">
            <text:p>16483</text:p>
          </table:table-cell>
          <table:table-cell office:value-type="float" office:value="0.28829" calcext:value-type="float">
            <text:p>0,288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1" calcext:value-type="float">
            <text:p>16501</text:p>
          </table:table-cell>
          <table:table-cell office:value-type="float" office:value="0.28696" calcext:value-type="float">
            <text:p>0,286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7" calcext:value-type="float">
            <text:p>16497</text:p>
          </table:table-cell>
          <table:table-cell office:value-type="float" office:value="0.28698" calcext:value-type="float">
            <text:p>0,286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19" calcext:value-type="float">
            <text:p>16519</text:p>
          </table:table-cell>
          <table:table-cell office:value-type="float" office:value="0.28656" calcext:value-type="float">
            <text:p>0,286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42" calcext:value-type="float">
            <text:p>16442</text:p>
          </table:table-cell>
          <table:table-cell office:value-type="float" office:value="0.28619" calcext:value-type="float">
            <text:p>0,286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73" calcext:value-type="float">
            <text:p>16473</text:p>
          </table:table-cell>
          <table:table-cell office:value-type="float" office:value="0.28592" calcext:value-type="float">
            <text:p>0,2859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89" calcext:value-type="float">
            <text:p>16489</text:p>
          </table:table-cell>
          <table:table-cell office:value-type="float" office:value="0.28694" calcext:value-type="float">
            <text:p>0,286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59" calcext:value-type="float">
            <text:p>16459</text:p>
          </table:table-cell>
          <table:table-cell office:value-type="float" office:value="0.2882" calcext:value-type="float">
            <text:p>0,2882</text:p>
          </table:table-cell>
          <table:table-cell table:formula="of:=SUM([.F222:.F230])/9" office:value-type="float" office:value="0.287131111111111" calcext:value-type="float">
            <text:p>0,28713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71" calcext:value-type="float">
            <text:p>16471</text:p>
          </table:table-cell>
          <table:table-cell office:value-type="float" office:value="0.35944" calcext:value-type="float">
            <text:p>0,359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63" calcext:value-type="float">
            <text:p>16463</text:p>
          </table:table-cell>
          <table:table-cell office:value-type="float" office:value="0.35867" calcext:value-type="float">
            <text:p>0,358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9" calcext:value-type="float">
            <text:p>16499</text:p>
          </table:table-cell>
          <table:table-cell office:value-type="float" office:value="0.35731" calcext:value-type="float">
            <text:p>0,357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5" calcext:value-type="float">
            <text:p>16515</text:p>
          </table:table-cell>
          <table:table-cell office:value-type="float" office:value="0.35772" calcext:value-type="float">
            <text:p>0,357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9" calcext:value-type="float">
            <text:p>16499</text:p>
          </table:table-cell>
          <table:table-cell office:value-type="float" office:value="0.35526" calcext:value-type="float">
            <text:p>0,355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4" calcext:value-type="float">
            <text:p>16494</text:p>
          </table:table-cell>
          <table:table-cell office:value-type="float" office:value="0.3582" calcext:value-type="float">
            <text:p>0,35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99" calcext:value-type="float">
            <text:p>16499</text:p>
          </table:table-cell>
          <table:table-cell office:value-type="float" office:value="0.35727" calcext:value-type="float">
            <text:p>0,357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471" calcext:value-type="float">
            <text:p>16471</text:p>
          </table:table-cell>
          <table:table-cell office:value-type="float" office:value="0.35887" calcext:value-type="float">
            <text:p>0,358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1" calcext:value-type="float">
            <text:p>16521</text:p>
          </table:table-cell>
          <table:table-cell office:value-type="float" office:value="0.3567" calcext:value-type="float">
            <text:p>0,35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00" calcext:value-type="float">
            <text:p>16500</text:p>
          </table:table-cell>
          <table:table-cell office:value-type="float" office:value="0.3594" calcext:value-type="float">
            <text:p>0,3594</text:p>
          </table:table-cell>
          <table:table-cell table:formula="of:=SUM([.F232:.F240])/9" office:value-type="float" office:value="0.357711111111111" calcext:value-type="float">
            <text:p>0,357711111111111</text:p>
          </table:table-cell>
        </table:table-row>
      </table:table>
      <table:named-expressions/>
      <table:database-ranges>
        <table:database-range table:name="__Anonymous_Sheet_DB__0" table:target-range-address="opt_70_Knapsack_v100.G1:opt_70_Knapsack_v100.G24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5:53:13.760359715</dc:date>
    <meta:editing-duration>PT5M51S</meta:editing-duration>
    <meta:editing-cycles>1</meta:editing-cycles>
    <meta:document-statistic meta:table-count="1" meta:cell-count="1464" meta:object-count="0"/>
    <meta:generator>LibreOffice/6.4.6.2$Linux_X86_64 LibreOffice_project/40$Build-2</meta:generator>
  </office:meta>
</office:document-meta>
</file>